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5.213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84"/>
    <style:style style:name="ce19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4" office:value-type="string">
            <text:p>Lectura Paper: No silver bullet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4" office:value-type="string">
            <text:p>Lectura Paper: Software Engineering missing is action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20">
            <text:p>120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Lectura guia scrum</text:p>
          </table:table-cell>
          <table:table-cell office:value-type="date" office:date-value="2013-09-01">
            <text:p>2013-09-01</text:p>
          </table:table-cell>
          <table:table-cell office:value-type="float" office:value="60">
            <text:p>60</text:p>
          </table:table-cell>
          <table:table-cell table:style-name="ce15" office:value-type="float" office:value="80">
            <text:p>80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15" office:value-type="string">
            <text:p>Contestar cuestionario scrum</text:p>
          </table:table-cell>
          <table:table-cell office:value-type="date" office:date-value="2013-09-04">
            <text:p>2013-09-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acer resumen y publicarlo</text:p>
          </table:table-cell>
          <table:table-cell office:value-type="date" office:date-value="2013-09-05">
            <text:p>2013-09-05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Katas-parte-1 (Roman Numbers y FizzBuzz)</text:p>
          </table:table-cell>
          <table:table-cell office:value-type="date" office:date-value="2013-09-09">
            <text:p>2013-09-09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clase 7: Domain-Drive Design</text:p>
          </table:table-cell>
          <table:table-cell office:value-type="date" office:date-value="2013-09-16">
            <text:p>2013-09-1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clase 8: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ectura adicional: tecnica pomodoro, formas de contratacion</text:p>
          </table:table-cell>
          <table:table-cell office:value-type="date" office:date-value="2013-09-17">
            <text:p>2013-09-1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esponder cuestionario de VSM y resultados de restropectiva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is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16" office:value-type="string">
            <text:p>Permutation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Kata de git</text:p>
          </table:table-cell>
          <table:table-cell office:value-type="date" office:date-value="2013-09-23">
            <text:p>2013-09-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Video de Coding Dojos</text:p>
          </table:table-cell>
          <table:table-cell office:value-type="date" office:date-value="2013-09-27">
            <text:p>2013-09-2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17" office:value-type="string">
            <text:p>Completar la kata del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17" office:value-type="string">
            <text:p>Completar el ambiente de desarrollo</text:p>
          </table:table-cell>
          <table:table-cell office:value-type="date" office:date-value="2013-09-29">
            <text:p>2013-09-29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17" office:value-type="string">
            <text:p>Lectura sobre Estimación</text:p>
          </table:table-cell>
          <table:table-cell office:value-type="date" office:date-value="2013-09-30">
            <text:p>2013-09-3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sobre Project Bootstrap</text:p>
          </table:table-cell>
          <table:table-cell office:value-type="date" office:date-value="2013-10-06">
            <text:p>2013-10-0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Video Primeros pasos con el proyecto base de Padrino</text:p>
          </table:table-cell>
          <table:table-cell office:value-type="date" office:date-value="2013-10-06">
            <text:p>2013-10-0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Trabajando sobre proyecto base <text:s/>Job Vacancy</text:p>
          </table:table-cell>
          <table:table-cell office:value-type="date" office:date-value="2013-10-06">
            <text:p>2013-10-06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5">
          <table:table-cell office:value-type="float" office:value="21">
            <text:p>21</text:p>
          </table:table-cell>
          <table:table-cell table:style-name="ce16" office:value-type="string">
            <text:p>Lectura articulo Continuous Integration y responder cuestionario</text:p>
          </table:table-cell>
          <table:table-cell office:value-type="date" office:date-value="2013-10-13">
            <text:p>2013-10-1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Ver video 1 y 2 sobre BDD y TDD</text:p>
          </table:table-cell>
          <table:table-cell office:value-type="date" office:date-value="2013-10-15">
            <text:p>2013-10-15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Aplicando BDD y TDD sobr eel proyecto Job Vacancy</text:p>
          </table:table-cell>
          <table:table-cell office:value-type="date" office:date-value="2013-10-15">
            <text:p>2013-10-1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Investigacion e informe: Patrone Layers vs Tiers</text:p>
          </table:table-cell>
          <table:table-cell office:value-type="date" office:date-value="2013-10-20">
            <text:p>2013-10-20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Investigacion e informe sobre atributo de calidad: Usabilidad</text:p>
          </table:table-cell>
          <table:table-cell office:value-type="date" office:date-value="2013-10-20">
            <text:p>2013-10-2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Lectura: Who Needs an Architect?</text:p>
          </table:table-cell>
          <table:table-cell office:value-type="date" office:date-value="2013-10-21">
            <text:p>2013-10-21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Trabajando sobre la iteracion 0 del proyecto Aulas</text:p>
          </table:table-cell>
          <table:table-cell office:value-type="date" office:date-value="2013-10-27">
            <text:p>2013-10-2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Trabajando sobre la iteracion 0 del proyecto Aulas – Prototipado de Pantalla</text:p>
          </table:table-cell>
          <table:table-cell office:value-type="date" office:date-value="2013-10-29">
            <text:p>2013-10-29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11:15:2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30T11:16:36</dc:date>
    <meta:editing-duration>P2DT2H25M37S</meta:editing-duration>
    <meta:editing-cycles>43</meta:editing-cycles>
    <dc:creator>Mint </dc:creator>
    <meta:document-statistic meta:table-count="2" meta:cell-count="226" meta:object-count="0"/>
  </office:meta>
</office:document-meta>
</file>